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宋体" svg:font-family="宋体, SimSu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5.909in" table:align="center" style:writing-mode="lr-tb"/>
    </style:style>
    <style:style style:name="Table1.A" style:family="table-column">
      <style:table-column-properties style:column-width="2.0764in"/>
    </style:style>
    <style:style style:name="Table1.B" style:family="table-column">
      <style:table-column-properties style:column-width="0.7917in"/>
    </style:style>
    <style:style style:name="Table1.C" style:family="table-column">
      <style:table-column-properties style:column-width="1.034in"/>
    </style:style>
    <style:style style:name="Table1.D" style:family="table-column">
      <style:table-column-properties style:column-width="1in"/>
    </style:style>
    <style:style style:name="Table1.E" style:family="table-column">
      <style:table-column-properties style:column-width="1.0069in"/>
    </style:style>
    <style:style style:name="Table1.1" style:family="table-row">
      <style:table-row-properties style:min-row-height="0.2285in" fo:keep-together="auto"/>
    </style:style>
    <style:style style:name="Table1.A1" style:family="table-cell">
      <style:table-cell-properties style:vertical-align="top" style:border-line-width-left="0.0069in 0.0069in 0.0069in" style:border-line-width-top="0.0069in 0.0069in 0.0069in" style:border-line-width-bottom="0.0069in 0.0069in 0.0069in" fo:padding-left="0.1229in" fo:padding-right="0.1229in" fo:padding-top="0in" fo:padding-bottom="0in" fo:border-left="1.5pt double #000000" fo:border-right="none" fo:border-top="1.5pt double #000000" fo:border-bottom="1.5pt double #000000" style:writing-mode="lr-tb"/>
    </style:style>
    <style:style style:name="Table1.E1" style:family="table-cell">
      <style:table-cell-properties style:vertical-align="top" style:border-line-width="0.0069in 0.0069in 0.0069in" fo:padding-left="0.1229in" fo:padding-right="0.1229in" fo:padding-top="0in" fo:padding-bottom="0in" fo:border="1.5pt double #000000" style:writing-mode="lr-tb"/>
    </style:style>
    <style:style style:name="Table1.2" style:family="table-row">
      <style:table-row-properties style:min-row-height="0.2056in" fo:keep-together="auto"/>
    </style:style>
    <style:style style:name="Table1.A2" style:family="table-cell">
      <style:table-cell-properties style:vertical-align="top" style:border-line-width-top="0.0069in 0.0069in 0.0069in" fo:padding-left="0.1229in" fo:padding-right="0.1229in" fo:padding-top="0in" fo:padding-bottom="0in" fo:border-left="0.5pt solid #000000" fo:border-right="none" fo:border-top="1.5pt double #000000" fo:border-bottom="0.5pt solid #000000" style:writing-mode="lr-tb"/>
    </style:style>
    <style:style style:name="Table1.E2" style:family="table-cell">
      <style:table-cell-properties style:vertical-align="top" style:border-line-width-top="0.0069in 0.0069in 0.0069in" fo:padding-left="0.1229in" fo:padding-right="0.1229in" fo:padding-top="0in" fo:padding-bottom="0in" fo:border-left="0.5pt solid #000000" fo:border-right="0.5pt solid #000000" fo:border-top="1.5pt double #000000" fo:border-bottom="0.5pt solid #000000" style:writing-mode="lr-tb"/>
    </style:style>
    <style:style style:name="Table1.3" style:family="table-row">
      <style:table-row-properties style:min-row-height="0.2743in" fo:keep-together="auto"/>
    </style:style>
    <style:style style:name="Table1.A3" style:family="table-cell">
      <style:table-cell-properties style:vertical-align="top" fo:padding-left="0.1229in" fo:padding-right="0.1229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1229in" fo:padding-right="0.1229in" fo:padding-top="0in" fo:padding-bottom="0in" fo:border="0.5pt solid #000000" style:writing-mode="lr-tb"/>
    </style:style>
    <style:style style:name="Table1.4" style:family="table-row">
      <style:table-row-properties style:min-row-height="0.2132in" fo:keep-together="auto"/>
    </style:style>
    <style:style style:name="Table1.6" style:family="table-row">
      <style:table-row-properties style:min-row-height="0.5181in" fo:keep-together="auto"/>
    </style:style>
    <style:style style:name="P1" style:family="paragraph" style:parent-style-name="Default">
      <style:paragraph-properties fo:text-align="justify" style:justify-single-word="false"/>
    </style:style>
    <style:style style:name="P2" style:family="paragraph" style:parent-style-name="Default">
      <style:paragraph-properties fo:text-align="justify" style:justify-single-word="false"/>
      <style:text-properties fo:font-size="11pt" style:font-size-asian="11pt" style:font-size-complex="11pt"/>
    </style:style>
    <style:style style:name="P3" style:family="paragraph" style:parent-style-name="table_20_entry">
      <style:text-properties fo:font-style="italic" style:font-style-asian="italic" style:font-size-complex="10pt"/>
    </style:style>
    <style:style style:name="P4" style:family="paragraph" style:parent-style-name="table_20_entry">
      <style:paragraph-properties fo:text-align="justify" style:justify-single-word="false"/>
      <style:text-properties fo:font-style="italic" style:font-style-asian="italic" style:font-size-complex="10pt"/>
    </style:style>
    <style:style style:name="P5" style:family="paragraph" style:parent-style-name="table_20_entry">
      <style:text-properties fo:font-style="italic" officeooo:rsid="000d6774" officeooo:paragraph-rsid="000d6774" style:font-style-asian="italic" style:font-size-complex="10pt"/>
    </style:style>
    <style:style style:name="P6" style:family="paragraph" style:parent-style-name="table_20_entry">
      <style:paragraph-properties fo:text-align="start" style:justify-single-word="false"/>
    </style:style>
    <style:style style:name="P7" style:family="paragraph" style:parent-style-name="table_20_entry">
      <style:paragraph-properties style:snap-to-layout-grid="false"/>
      <style:text-properties style:font-size-complex="10pt"/>
    </style:style>
    <style:style style:name="P8" style:family="paragraph" style:parent-style-name="table_20_entry">
      <style:paragraph-properties style:snap-to-layout-grid="false"/>
      <style:text-properties officeooo:rsid="000ebc40" officeooo:paragraph-rsid="000ebc40" style:font-size-complex="10pt"/>
    </style:style>
    <style:style style:name="P9" style:family="paragraph" style:parent-style-name="table_20_entry">
      <style:paragraph-properties style:snap-to-layout-grid="false"/>
      <style:text-properties style:text-position="super 58%" fo:font-style="italic" style:font-style-asian="italic" style:font-size-complex="10pt"/>
    </style:style>
    <style:style style:name="P10" style:family="paragraph" style:parent-style-name="table_20_entry">
      <style:paragraph-properties style:snap-to-layout-grid="false"/>
      <style:text-properties style:text-position="sub 58%" style:font-size-complex="10pt"/>
    </style:style>
    <style:style style:name="P11" style:family="paragraph" style:parent-style-name="table_20_entry">
      <style:paragraph-properties fo:text-align="justify" style:justify-single-word="false"/>
    </style:style>
    <style:style style:name="P12" style:family="paragraph" style:parent-style-name="Text_20_body_20_indent" style:list-style-name="WW8Num14">
      <style:paragraph-properties fo:margin-top="0in" fo:margin-bottom="0in" loext:contextual-spacing="false" style:snap-to-layout-grid="false"/>
    </style:style>
    <style:style style:name="P13" style:family="paragraph" style:parent-style-name="Normal_20__28_Web_29_">
      <style:paragraph-properties fo:margin-top="0in" fo:margin-bottom="0in" loext:contextual-spacing="false" fo:text-align="justify" style:justify-single-word="false"/>
      <style:text-properties fo:font-size="11pt" style:font-size-asian="11pt" style:font-size-complex="11pt"/>
    </style:style>
    <style:style style:name="P14" style:family="paragraph" style:parent-style-name="Normal_20__28_Web_29_">
      <style:paragraph-properties fo:margin-top="0in" fo:margin-bottom="0in" loext:contextual-spacing="false" fo:text-align="justify" style:justify-single-word="false"/>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3in" fo:margin-right="0in" fo:margin-top="0in" fo:margin-bottom="0.0835in" loext:contextual-spacing="false" fo:text-align="justify" style:justify-single-word="false" fo:text-indent="0in" style:auto-text-indent="false"/>
    </style:style>
    <style:style style:name="P17" style:family="paragraph" style:parent-style-name="List" style:list-style-name="WW8Num5">
      <style:paragraph-properties fo:margin-left="0.3in" fo:margin-right="0in" fo:margin-top="0in" fo:margin-bottom="0in" loext:contextual-spacing="false" fo:text-align="justify" style:justify-single-word="false" fo:text-indent="-0.3in" style:auto-text-indent="false"/>
    </style:style>
    <style:style style:name="P18" style:family="paragraph" style:parent-style-name="List" style:list-style-name="WW8Num5">
      <style:paragraph-properties fo:margin-left="0.3in" fo:margin-right="0in" fo:margin-top="0in" fo:margin-bottom="0.1665in" loext:contextual-spacing="false" fo:text-align="justify" style:justify-single-word="false" fo:text-indent="-0.3in" style:auto-text-indent="false"/>
    </style:style>
    <style:style style:name="P19" style:family="paragraph" style:parent-style-name="List" style:list-style-name="WW8Num5">
      <style:paragraph-properties fo:margin-left="0.3in" fo:margin-right="0in" fo:margin-top="0in" fo:margin-bottom="0.1945in" loext:contextual-spacing="false" fo:text-align="justify" style:justify-single-word="false" fo:text-indent="-0.3in" style:auto-text-indent="false"/>
    </style:style>
    <style:style style:name="P20" style:family="paragraph" style:parent-style-name="List" style:list-style-name="">
      <style:paragraph-properties fo:margin-left="0in" fo:margin-right="0in" fo:margin-top="0.1945in" fo:margin-bottom="0.1945in" loext:contextual-spacing="false" fo:text-align="justify" style:justify-single-word="false" fo:text-indent="0in" style:auto-text-indent="false"/>
    </style:style>
    <style:style style:name="P21" style:family="paragraph" style:parent-style-name="List" style:list-style-name="">
      <style:paragraph-properties fo:margin-left="0.5in" fo:margin-right="0in" fo:text-indent="0in" style:auto-text-indent="false"/>
      <style:text-properties officeooo:paragraph-rsid="000ebc40"/>
    </style:style>
    <style:style style:name="P22" style:family="paragraph" style:parent-style-name="List" style:list-style-name="WW8Num5">
      <style:paragraph-properties fo:margin-top="0in" fo:margin-bottom="0.1665in" loext:contextual-spacing="false" fo:text-align="justify" style:justify-single-word="false"/>
      <style:text-properties officeooo:paragraph-rsid="00117499"/>
    </style:style>
    <style:style style:name="P23" style:family="paragraph" style:parent-style-name="Heading_20_2" style:list-style-name="">
      <style:paragraph-properties fo:margin-left="0in" fo:margin-right="0in" fo:margin-top="0in" fo:margin-bottom="0in" loext:contextual-spacing="false" fo:text-align="center" style:justify-single-word="false" fo:text-indent="0in" style:auto-text-indent="false"/>
    </style:style>
    <style:style style:name="P24" style:family="paragraph" style:parent-style-name="Heading_20_2"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4pt" fo:font-style="normal" style:letter-kerning="true" style:font-size-asian="14pt" style:font-style-asian="normal" style:font-name-complex="Times New Roman" style:font-size-complex="14pt"/>
    </style:style>
    <style:style style:name="P25" style:family="paragraph" style:parent-style-name="Heading_20_2" style:list-style-name="" style:master-page-name="Standard">
      <style:paragraph-properties fo:margin-left="0in" fo:margin-right="0in" fo:margin-top="0in" fo:margin-bottom="0in" loext:contextual-spacing="false" fo:text-align="center" style:justify-single-word="false" fo:text-indent="0in" style:auto-text-indent="false" style:page-number="auto"/>
      <style:text-properties style:font-name="Times New Roman" fo:font-size="12pt" fo:font-style="normal" fo:font-weight="normal" style:letter-kerning="true" style:font-size-asian="12pt" style:font-style-asian="normal" style:font-weight-asian="normal" style:font-name-complex="Times New Roman" style:font-size-complex="12pt"/>
    </style:style>
    <style:style style:name="P26" style:family="paragraph" style:parent-style-name="code">
      <style:paragraph-properties fo:margin-left="0in" fo:margin-right="0in" fo:text-align="justify" style:justify-single-word="false" fo:text-indent="0in" style:auto-text-indent="false"/>
      <style:text-properties officeooo:paragraph-rsid="000d6774" style:font-name-asian="Courier New"/>
    </style:style>
    <style:style style:name="P27" style:family="paragraph">
      <loext:graphic-properties draw:fill="none" draw:fill-color="#ffffff"/>
      <style:text-properties fo:font-size="12pt"/>
    </style:style>
    <style:style style:name="T1" style:family="text">
      <style:text-properties fo:font-weight="normal" style:font-weight-asian="normal"/>
    </style:style>
    <style:style style:name="T2" style:family="text">
      <style:text-properties fo:font-size="12pt" style:font-size-asian="12pt"/>
    </style:style>
    <style:style style:name="T3" style:family="text">
      <style:text-properties fo:font-size="12pt" style:font-size-asian="12pt" style:font-style-complex="italic"/>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style>
    <style:style style:name="T6" style:family="text">
      <style:text-properties fo:font-size="12pt" fo:font-style="italic" style:font-size-asian="12pt" style:font-style-asian="italic" style:font-style-complex="italic"/>
    </style:style>
    <style:style style:name="T7" style:family="text">
      <style:text-properties fo:font-size="12pt" fo:font-style="italic" style:font-size-asian="12pt" style:font-style-asian="italic" style:font-size-complex="12pt"/>
    </style:style>
    <style:style style:name="T8" style:family="text">
      <style:text-properties style:font-name="Times New Roman" fo:font-size="12pt" fo:font-style="normal" fo:font-weight="normal" style:letter-kerning="true" style:font-size-asian="12pt" style:font-style-asian="normal" style:font-weight-asian="normal" style:font-name-complex="Times New Roman" style:font-size-complex="12pt"/>
    </style:style>
    <style:style style:name="T9" style:family="text">
      <style:text-properties style:font-name="Times New Roman" fo:font-size="14pt" fo:font-style="normal" style:letter-kerning="true" style:font-size-asian="14pt" style:font-style-asian="normal" style:font-name-complex="Times New Roman" style:font-size-complex="14pt"/>
    </style:style>
    <style:style style:name="T10" style:family="text">
      <style:text-properties fo:font-size="11pt" style:font-size-asian="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style:font-name="Cambria" fo:font-size="12pt" style:font-size-asian="12pt" style:language-asian="zh" style:country-asian="TW" style:font-name-complex="Cambria" style:font-size-complex="12pt"/>
    </style:style>
    <style:style style:name="T14" style:family="text">
      <style:text-properties style:font-name="Cambria" fo:font-size="11pt" style:font-size-asian="11pt" style:language-asian="zh" style:country-asian="TW" style:font-name-complex="Cambria" style:font-size-complex="11pt"/>
    </style:style>
    <style:style style:name="T15" style:family="text">
      <style:text-properties style:font-name="Cambria" fo:font-size="11pt" fo:font-weight="bold" style:font-size-asian="11pt" style:language-asian="zh" style:country-asian="TW" style:font-weight-asian="bold" style:font-name-complex="Cambria" style:font-size-complex="11pt" style:font-weight-complex="bold"/>
    </style:style>
    <style:style style:name="T16" style:family="text">
      <style:text-properties fo:font-style="italic" style:font-style-asian="italic"/>
    </style:style>
    <style:style style:name="T17" style:family="text">
      <style:text-properties fo:font-style="italic" style:font-style-asian="italic" style:font-size-complex="10pt"/>
    </style:style>
    <style:style style:name="T18" style:family="text">
      <style:text-properties fo:font-style="italic" style:font-style-asian="italic" style:font-size-complex="10pt" style:font-style-complex="italic"/>
    </style:style>
    <style:style style:name="T19" style:family="text">
      <style:text-properties fo:font-style="italic" style:font-style-asian="italic" style:font-style-complex="italic"/>
    </style:style>
    <style:style style:name="T20" style:family="text">
      <style:text-properties style:font-size-complex="10pt"/>
    </style:style>
    <style:style style:name="T21" style:family="text">
      <style:text-properties style:font-name="Symbol" style:font-name-asian="Symbol" style:font-name-complex="Symbol"/>
    </style:style>
    <style:style style:name="T22" style:family="text">
      <style:text-properties style:font-name="Symbol" style:font-name-asian="Symbol" style:font-name-complex="Symbol" style:font-size-complex="10pt"/>
    </style:style>
    <style:style style:name="T23" style:family="text">
      <style:text-properties style:font-name="Symbol" fo:font-size="12pt" style:font-name-asian="Symbol" style:font-size-asian="12pt" style:font-name-complex="Symbol"/>
    </style:style>
    <style:style style:name="T24" style:family="text">
      <style:text-properties style:font-name="Symbol" fo:font-size="12pt" style:font-name-asian="Symbol" style:font-size-asian="12pt" style:font-name-complex="Symbol" style:font-size-complex="12pt"/>
    </style:style>
    <style:style style:name="T25" style:family="text">
      <style:text-properties style:font-name="Symbol" fo:font-size="12pt" fo:font-style="italic" style:font-name-asian="Symbol" style:font-size-asian="12pt" style:font-style-asian="italic" style:font-name-complex="Symbol" style:font-style-complex="italic"/>
    </style:style>
    <style:style style:name="T26" style:family="text">
      <style:text-properties style:text-position="super 58%"/>
    </style:style>
    <style:style style:name="T27" style:family="text">
      <style:text-properties style:text-position="super 58%" style:font-size-complex="10pt"/>
    </style:style>
    <style:style style:name="T28" style:family="text">
      <style:text-properties style:text-position="super 58%" fo:font-style="italic" style:font-style-asian="italic" style:font-size-complex="10pt" style:font-style-complex="italic"/>
    </style:style>
    <style:style style:name="T29" style:family="text">
      <style:text-properties style:text-position="super 58%" fo:font-style="italic" style:font-style-asian="italic" style:font-style-complex="italic"/>
    </style:style>
    <style:style style:name="T30" style:family="text">
      <style:text-properties style:text-position="super 58%" fo:font-size="12pt" fo:font-style="italic" style:font-size-asian="12pt" style:font-style-asian="italic"/>
    </style:style>
    <style:style style:name="T31" style:family="text">
      <style:text-properties style:text-position="super 58%" fo:font-size="12pt" fo:font-style="italic" style:font-size-asian="12pt" style:font-style-asian="italic" style:font-style-complex="italic"/>
    </style:style>
    <style:style style:name="T32" style:family="text">
      <style:text-properties style:text-position="super 58%" fo:font-size="12pt" style:font-size-asian="12pt"/>
    </style:style>
    <style:style style:name="T33" style:family="text">
      <style:text-properties style:text-position="super 58%" style:font-name="Symbol" fo:font-size="12pt" style:font-name-asian="Symbol" style:font-size-asian="12pt" style:font-name-complex="Symbol"/>
    </style:style>
    <style:style style:name="T34" style:family="text">
      <style:text-properties style:text-position="super 58%" style:font-name="Symbol" fo:font-size="12pt" fo:font-style="italic" style:font-name-asian="Symbol" style:font-size-asian="12pt" style:font-style-asian="italic" style:font-name-complex="Symbol" style:font-style-complex="italic"/>
    </style:style>
    <style:style style:name="T35" style:family="text">
      <style:text-properties style:text-position="sub 58%" style:font-size-complex="10pt"/>
    </style:style>
    <style:style style:name="T36" style:family="text">
      <style:text-properties style:text-position="sub 58%" fo:font-size="12pt" fo:font-style="italic" style:font-size-asian="12pt" style:font-style-asian="italic" style:font-size-complex="12pt"/>
    </style:style>
    <style:style style:name="T37" style:family="text">
      <style:text-properties style:text-position="sub 58%" fo:font-size="12pt" style:font-size-asian="12pt" style:font-size-complex="12pt"/>
    </style:style>
    <style:style style:name="T38" style:family="text">
      <style:text-properties officeooo:rsid="000fff0d"/>
    </style:style>
    <style:style style:name="T39" style:family="text">
      <style:text-properties officeooo:rsid="00117499"/>
    </style:style>
    <style:style style:name="T40" style:family="text">
      <style:text-properties fo:font-size="10pt" style:font-size-asian="10pt" style:font-size-complex="10pt"/>
    </style:style>
    <style:style style:name="fr1" style:family="graphic" style:parent-style-name="OLE">
      <style:graphic-properties fo:margin-left="0in" fo:margin-right="0in" style:vertical-pos="middle" style:vertical-rel="text" fo:padding="0.0008in" fo:border="none" draw:ole-draw-aspect="1"/>
    </style:style>
    <style:style style:name="fr2" style:family="graphic" style:parent-style-name="OLE">
      <style:graphic-properties style:vertical-pos="middle" style:vertical-rel="text" draw:ole-draw-aspect="1"/>
    </style:style>
    <style:style style:name="fr3" style:family="graphic" style:parent-style-name="OLE">
      <style:graphic-properties fo:margin-left="0in" fo:margin-right="0in" style:vertical-pos="from-top" fo:padding="0.0008in" fo:border="none" draw:ole-draw-aspect="1"/>
    </style: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Design and Analysis of Algorithms</text:h>
      <text:h text:style-name="P23" text:outline-level="2"><text:span text:style-name="T8">CS375 Spring 2019</text:span></text:h>
      <text:h text:style-name="P24" text:outline-level="2">Theory Assignment 1</text:h>
      <text:p text:style-name="P15"><text:span text:style-name="T2">Release Date: 2/06/2019</text:span></text:p>
      <text:p text:style-name="P15"><text:span text:style-name="T2">Due: 2/15/2019 at start of class</text:span></text:p>
      <text:p text:style-name="P13"/>
      <text:p text:style-name="P1"><text:span text:style-name="T11">Remember to include the following statement at the start of your answers with a signature by the side. </text:span></text:p>
      <text:p text:style-name="P2"/>
      <text:p text:style-name="P1"><text:span text:style-name="T11">“I have done this assignment completely on my own. I have not copied it, nor have I given my solution to anyone else. I understand that if I am involved in plagiarism or cheating I will have to sign an official form that I have cheated and that this form will be stored in my official university record. I also understand that I will receive a grade of </text:span><text:span text:style-name="T12">0 </text:span><text:span text:style-name="T11">for the involved assignment for my first offense and that I will receive a grade of </text:span><text:span text:style-name="T12">“F” for the course </text:span><text:span text:style-name="T11">for any additional offense.” </text:span></text:p>
      <text:p text:style-name="P13"/>
      <text:p text:style-name="P14"><text:span text:style-name="T11">All solutions of theory assignments must be typed (no handwritten solutions) and submitted in hard copy. Advance electronic submission to the TA is acceptable if the student is expected to miss the class on the due date.</text:span></text:p>
      <text:p text:style-name="P14"><text:span text:style-name="T11"/></text:p>
      <text:p text:style-name="P26"><text:s/><text:span text:style-name="T14">“I have done this assignment completely on my own. I have not copied it, nor have I given my solution to anyone else. I understand that if I am involved in plagiarism or cheating I will have to sign an official form that I have cheated and that this form will be stored in my official university record. I also understand that I will receive a grade of </text:span><text:span text:style-name="T15">0 </text:span><text:span text:style-name="T14">for the involved assignment for my first offense and that I will receive a grade of </text:span><text:span text:style-name="T15">“F” for the course </text:span><text:span text:style-name="T14">for any additional offense.” </text:span></text:p>
      <text:p text:style-name="P26"><text:span text:style-name="T14"/></text:p>
      <text:list xml:id="list43577418" text:style-name="WW8Num5">
        <text:list-item>
          <text:p text:style-name="P17">(28 points) Fill in all the missing values. For the <text:span text:style-name="T17">f(n) </text:span>column, you need to compute the sums and fill in the exact format of <text:span text:style-name="T17">f(n)</text:span> for the last two rows. For the last three columns, you need to fill in each cell with either yes or no.</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f(n)</text:p>
          </table:table-cell>
          <table:table-cell table:style-name="Table1.A1" office:value-type="string">
            <text:p text:style-name="P3">g(n)</text:p>
          </table:table-cell>
          <table:table-cell table:style-name="Table1.A1" office:value-type="string">
            <text:p text:style-name="P6"><text:span text:style-name="T17">f(n)</text:span><text:span text:style-name="T20"> = O(</text:span><text:span text:style-name="T17">g(n)</text:span><text:span text:style-name="T20">)</text:span></text:p>
          </table:table-cell>
          <table:table-cell table:style-name="Table1.A1" office:value-type="string">
            <text:p text:style-name="P6"><text:span text:style-name="T17">f(n)</text:span><text:span text:style-name="T20"> =</text:span><text:span text:style-name="T22"></text:span><text:span text:style-name="T20">(</text:span><text:span text:style-name="T17">g(n)</text:span><text:span text:style-name="T20">)</text:span></text:p>
          </table:table-cell>
          <table:table-cell table:style-name="Table1.E1" office:value-type="string">
            <text:p text:style-name="P6"><text:span text:style-name="T17">f(n)</text:span><text:span text:style-name="T20">=</text:span><text:span text:style-name="T22"></text:span><text:span text:style-name="T20">(</text:span><text:span text:style-name="T17">g(n)</text:span><text:span text:style-name="T20">)</text:span></text:p>
          </table:table-cell>
        </table:table-row>
        <table:table-row table:style-name="Table1.2">
          <table:table-cell table:style-name="Table1.A2" office:value-type="string">
            <text:p text:style-name="table_20_entry"><text:span text:style-name="T17">n</text:span><text:span text:style-name="T27">2.125</text:span></text:p>
          </table:table-cell>
          <table:table-cell table:style-name="Table1.A2" office:value-type="string">
            <text:p text:style-name="table_20_entry"><text:span text:style-name="T17">n</text:span><text:span text:style-name="T27">2</text:span><text:span text:style-name="T20"> lg </text:span><text:span text:style-name="T17">n</text:span></text:p>
          </table:table-cell>
          <table:table-cell table:style-name="Table1.A2" office:value-type="string">
            <text:p text:style-name="P8">no</text:p>
          </table:table-cell>
          <table:table-cell table:style-name="Table1.A2" office:value-type="string">
            <text:p text:style-name="P8">yes</text:p>
          </table:table-cell>
          <table:table-cell table:style-name="Table1.E2" office:value-type="string">
            <text:p text:style-name="P8">no</text:p>
          </table:table-cell>
        </table:table-row>
        <table:table-row table:style-name="Table1.3">
          <table:table-cell table:style-name="Table1.A3" office:value-type="string">
            <text:p text:style-name="P3"><draw:frame text:anchor-type="paragraph" draw:z-index="10" draw:name="Shape1" draw:style-name="gr1" draw:text-style-name="P27" svg:width="0.2606in" svg:height="0.3524in" svg:x="3.2173in" svg:y="0.0472in"><draw:text-box><text:p><text:span text:style-name="T40">yes</text:span></text:p></draw:text-box></draw:frame><draw:frame draw:style-name="fr1" draw:name="Object1" text:anchor-type="as-char" svg:width="0.2839in" svg:height="0.1984in" draw:z-index="0"><draw:object xlink:href="./Object 1" xlink:type="simple" xlink:show="embed" xlink:actuate="onLoad"/><draw:image xlink:href="./ObjectReplacements/Object 1" xlink:type="simple" xlink:show="embed" xlink:actuate="onLoad"/></draw:frame></text:p>
          </table:table-cell>
          <table:table-cell table:style-name="Table1.A3" office:value-type="string">
            <text:p text:style-name="P5">n</text:p>
          </table:table-cell>
          <table:table-cell table:style-name="Table1.A3" office:value-type="string">
            <text:p text:style-name="P9"/>
          </table:table-cell>
          <table:table-cell table:style-name="Table1.A3" office:value-type="string">
            <text:p text:style-name="P8">Yes</text:p>
          </table:table-cell>
          <table:table-cell table:style-name="Table1.E3" office:value-type="string">
            <text:p text:style-name="P8">Yes</text:p>
          </table:table-cell>
        </table:table-row>
        <table:table-row table:style-name="Table1.4">
          <table:table-cell table:style-name="Table1.A3" office:value-type="string">
            <text:p text:style-name="table_20_entry"><text:span text:style-name="T17">n</text:span><text:span text:style-name="T20">!</text:span></text:p>
          </table:table-cell>
          <table:table-cell table:style-name="Table1.A3" office:value-type="string">
            <text:p text:style-name="table_20_entry"><text:span text:style-name="T20">(</text:span><text:span text:style-name="T17">n</text:span><text:span text:style-name="T20">+1)!</text:span></text:p>
          </table:table-cell>
          <table:table-cell table:style-name="Table1.A3" office:value-type="string">
            <text:p text:style-name="P8">Yes</text:p>
          </table:table-cell>
          <table:table-cell table:style-name="Table1.A3" office:value-type="string">
            <text:p text:style-name="P8">Yes</text:p>
          </table:table-cell>
          <table:table-cell table:style-name="Table1.E3" office:value-type="string">
            <text:p text:style-name="P8">Yes</text:p>
          </table:table-cell>
        </table:table-row>
        <table:table-row table:style-name="Table1.4">
          <table:table-cell table:style-name="Table1.A3" office:value-type="string">
            <text:p text:style-name="table_20_entry"><text:span text:style-name="T18">2</text:span><text:span text:style-name="T28">n/2</text:span></text:p>
          </table:table-cell>
          <table:table-cell table:style-name="Table1.A3" office:value-type="string">
            <text:p text:style-name="table_20_entry"><text:span text:style-name="T18">2</text:span><text:span text:style-name="T28">n</text:span></text:p>
          </table:table-cell>
          <table:table-cell table:style-name="Table1.A3" office:value-type="string">
            <text:p text:style-name="P10"><draw:frame text:anchor-type="paragraph" draw:z-index="11" draw:name="Shape1" draw:style-name="gr2" draw:text-style-name="P27" svg:width="0.2606in" svg:height="0.1996in" svg:x="0.2484in" svg:y="0in"><draw:text-box><text:p><text:span text:style-name="T40">yes</text:span></text:p></draw:text-box></draw:frame></text:p>
          </table:table-cell>
          <table:table-cell table:style-name="Table1.A3" office:value-type="string">
            <text:p text:style-name="P8">Yes</text:p>
          </table:table-cell>
          <table:table-cell table:style-name="Table1.E3" office:value-type="string">
            <text:p text:style-name="P8">Yes</text:p>
          </table:table-cell>
        </table:table-row>
        <table:table-row table:style-name="Table1.6">
          <table:table-cell table:style-name="Table1.A3" office:value-type="string">
            <text:p text:style-name="P4"><draw:frame draw:style-name="fr1" draw:name="Object2" text:anchor-type="as-char" svg:width="0.5083in" svg:height="0.4728in" draw:z-index="1"><draw:object xlink:href="./Object 2" xlink:type="simple" xlink:show="embed" xlink:actuate="onLoad"/><draw:image xlink:href="./ObjectReplacements/Object 2" xlink:type="simple" xlink:show="embed" xlink:actuate="onLoad"/></draw:frame><text:s/><text:span text:style-name="T38">n(n+1) / 2</text:span></text:p>
          </table:table-cell>
          <table:table-cell table:style-name="Table1.A3" office:value-type="string">
            <text:p text:style-name="table_20_entry"><text:span text:style-name="T17">n</text:span><text:span text:style-name="T27">2</text:span></text:p>
          </table:table-cell>
          <table:table-cell table:style-name="Table1.A3" office:value-type="string">
            <text:p text:style-name="P8">Yes</text:p>
          </table:table-cell>
          <table:table-cell table:style-name="Table1.A3" office:value-type="string">
            <text:p text:style-name="P8">Yes</text:p>
          </table:table-cell>
          <table:table-cell table:style-name="Table1.E3" office:value-type="string">
            <text:p text:style-name="P8">Yes</text:p>
          </table:table-cell>
        </table:table-row>
        <table:table-row table:style-name="Table1.6">
          <table:table-cell table:style-name="Table1.A3" office:value-type="string">
            <text:p text:style-name="P11"><text:span text:style-name="T17"><draw:frame draw:style-name="fr1" draw:name="Object3" text:anchor-type="as-char" svg:width="0.4634in" svg:height="0.4728in" draw:z-index="2"><draw:object xlink:href="./Object 3" xlink:type="simple" xlink:show="embed" xlink:actuate="onLoad"/><draw:image xlink:href="./ObjectReplacements/Object 3" xlink:type="simple" xlink:show="embed" xlink:actuate="onLoad"/></draw:frame></text:span><text:span text:style-name="T17">= </text:span></text:p>
          </table:table-cell>
          <table:table-cell table:style-name="Table1.A3" office:value-type="string">
            <text:p text:style-name="table_20_entry"><text:span text:style-name="T17">n4</text:span><text:span text:style-name="T28">(n-1)</text:span></text:p>
          </table:table-cell>
          <table:table-cell table:style-name="Table1.A3" office:value-type="string">
            <text:p text:style-name="P7"/>
          </table:table-cell>
          <table:table-cell table:style-name="Table1.A3" office:value-type="string">
            <text:p text:style-name="P7"/>
          </table:table-cell>
          <table:table-cell table:style-name="Table1.E3" office:value-type="string">
            <text:p text:style-name="P7"/>
          </table:table-cell>
        </table:table-row>
      </table:table>
      <text:list xml:id="list155731400273331" text:continue-numbering="true" text:style-name="WW8Num5">
        <text:list-item>
          <text:p text:style-name="P19">(10 points) Order the functions below by increasing growth rates (no justification required):</text:p>
        </text:list-item>
      </text:list>
      <text:p text:style-name="P21"><text:span text:style-name="T6"/></text:p>
      <text:p text:style-name="P21"><text:span text:style-name="T6">n</text:span><text:span text:style-name="T31">n</text:span><text:span text:style-name="T6">, nln n, <text:s/>n</text:span><text:span text:style-name="T34"></text:span><text:span text:style-name="T6"> (0 &lt; </text:span><text:span text:style-name="T25"></text:span><text:span text:style-name="T6"> &lt; 1), </text:span><text:span text:style-name="T6"><draw:frame draw:style-name="fr1" draw:name="Object11" text:anchor-type="as-char" svg:width="0.3417in" svg:height="0.2098in" draw:z-index="12"><draw:object xlink:href="./Object 11" xlink:type="simple" xlink:show="embed" xlink:actuate="onLoad"/><draw:image xlink:href="./ObjectReplacements/Object 11" xlink:type="simple" xlink:show="embed" xlink:actuate="onLoad"/><svg:desc>formula</svg:desc></draw:frame></text:span><text:span text:style-name="T6">, ln n, 10, n!, 2</text:span><text:span text:style-name="T31">n</text:span></text:p>
      <text:p text:style-name="P21"><text:span text:style-name="T2">10, ln </text:span><text:span text:style-name="T6">n, n</text:span><text:span text:style-name="T3">, </text:span><text:span text:style-name="T6">n</text:span><text:span text:style-name="T2">ln,</text:span><text:span text:style-name="T5"> <text:s/></text:span><text:span text:style-name="T2"><draw:frame draw:style-name="fr1" draw:name="Object4" text:anchor-type="as-char" svg:width="0.3417in" svg:height="0.2098in" draw:z-index="3"><draw:object xlink:href="./Object 4" xlink:type="simple" xlink:show="embed" xlink:actuate="onLoad"/><draw:image xlink:href="./ObjectReplacements/Object 4" xlink:type="simple" xlink:show="embed" xlink:actuate="onLoad"/></draw:frame></text:span><text:span text:style-name="T2">, <text:s/>2</text:span><text:span text:style-name="T30">n </text:span><text:span text:style-name="T2">, <text:s/></text:span><text:span text:style-name="T5">n</text:span><text:span text:style-name="T33"></text:span><text:span text:style-name="T2"> (0 &lt; </text:span><text:span text:style-name="T23"></text:span><text:span text:style-name="T2"> &lt; 1), </text:span><text:span text:style-name="T5">n</text:span><text:span text:style-name="T2">!, </text:span><text:span text:style-name="T6">n</text:span><text:span text:style-name="T31">n</text:span></text:p>
      <text:p text:style-name="P16"><text:span text:style-name="T4">Let </text:span><text:span text:style-name="T7">g</text:span><text:span text:style-name="T36">i</text:span><text:span text:style-name="T4">(</text:span><text:span text:style-name="T7">n</text:span><text:span text:style-name="T4">) be the </text:span><text:span text:style-name="T7">i</text:span><text:span text:style-name="T4">th function from the left after the ordering (the leftmost function has the slowest growth rate). In the order, </text:span><text:span text:style-name="T7">g</text:span><text:span text:style-name="T36">i</text:span><text:span text:style-name="T4">(</text:span><text:span text:style-name="T7">n</text:span><text:span text:style-name="T4">) <text:s/>should satisfy </text:span><text:span text:style-name="T7">g</text:span><text:span text:style-name="T36">i</text:span><text:span text:style-name="T4">(</text:span><text:span text:style-name="T7">n</text:span><text:span text:style-name="T4">) </text:span><text:span text:style-name="T24"></text:span><text:span text:style-name="T4"> O(</text:span><text:span text:style-name="T7">g</text:span><text:span text:style-name="T36">i</text:span><text:span text:style-name="T37">+1</text:span><text:span text:style-name="T4">(</text:span><text:span text:style-name="T7">n</text:span><text:span text:style-name="T4">)). </text:span></text:p>
      <text:list xml:id="list155730827300685" text:continue-numbering="true" text:style-name="WW8Num5">
        <text:list-item>
          <text:p text:style-name="P17"><text:soft-page-break/>(12 points) Let <text:span text:style-name="T19">f</text:span>(<text:span text:style-name="T19">n</text:span>) and <text:span text:style-name="T19">g</text:span>(<text:span text:style-name="T19">n</text:span>) be asymptotically positive functions. <text:s/>Prove or show a counter example for each of the following conjectures.</text:p>
        </text:list-item>
      </text:list>
      <text:list xml:id="list1360314938" text:style-name="WW8Num14">
        <text:list-item>
          <text:list>
            <text:list-item>
              <text:p text:style-name="P12"><draw:frame draw:style-name="fr2" draw:name="Object5" text:anchor-type="as-char" svg:width="2.648in" svg:height="0.2307in" draw:z-index="8"><draw:object xlink:href="./Object 5" xlink:type="simple" xlink:show="embed" xlink:actuate="onLoad"/><draw:image xlink:href="./ObjectReplacements/Object 5" xlink:type="simple" xlink:show="embed" xlink:actuate="onLoad"/></draw:frame>.</text:p>
            </text:list-item>
            <text:list-item>
              <text:p text:style-name="P12"><draw:frame draw:style-name="fr2" draw:name="Object6" text:anchor-type="as-char" svg:width="2.7508in" svg:height="0.2in" draw:z-index="9"><draw:object xlink:href="./Object 6" xlink:type="simple" xlink:show="embed" xlink:actuate="onLoad"/><draw:image xlink:href="./ObjectReplacements/Object 6" xlink:type="simple" xlink:show="embed" xlink:actuate="onLoad"/></draw:frame>.</text:p>
            </text:list-item>
          </text:list>
        </text:list-item>
      </text:list>
      <text:list xml:id="list155731806714086" text:continue-list="list155730827300685" text:style-name="WW8Num5">
        <text:list-item>
          <text:p text:style-name="P18">(15 points) Prove <draw:frame draw:style-name="fr1" draw:name="Object7" text:anchor-type="as-char" svg:width="1.4244in" svg:height="0.2217in" draw:z-index="4"><draw:object xlink:href="./Object 7" xlink:type="simple" xlink:show="embed" xlink:actuate="onLoad"/><draw:image xlink:href="./ObjectReplacements/Object 7" xlink:type="simple" xlink:show="embed" xlink:actuate="onLoad"/></draw:frame>using the original definition of <text:span text:style-name="T21"></text:span>.</text:p>
        </text:list-item>
        <text:list-item>
          <text:p text:style-name="P22">(15 points) Disprove <draw:frame draw:style-name="fr1" draw:name="Object8" text:anchor-type="as-char" svg:width="0.7882in" svg:height="0.2217in" draw:z-index="5"><draw:object xlink:href="./Object 8" xlink:type="simple" xlink:show="embed" xlink:actuate="onLoad"/><draw:image xlink:href="./ObjectReplacements/Object 8" xlink:type="simple" xlink:show="embed" xlink:actuate="onLoad"/></draw:frame>using the original definition of O. <text:span text:style-name="T39">Suppose for contradiction that </text:span><text:span text:style-name="T39"><draw:frame draw:style-name="fr1" draw:name="Object12" text:anchor-type="as-char" svg:width="0.7882in" svg:height="0.2217in" draw:z-index="13"><draw:object xlink:href="./Object 12" xlink:type="simple" xlink:show="embed" xlink:actuate="onLoad"/><draw:image xlink:href="./ObjectReplacements/Object 12" xlink:type="simple" xlink:show="embed" xlink:actuate="onLoad"/><svg:desc>formula</svg:desc></draw:frame></text:span><text:span text:style-name="T39">. Then there exists a positive constant c and m such that for all </text:span><text:span text:style-name="T39"><draw:frame draw:style-name="fr3" draw:name="Object14" text:anchor-type="as-char" svg:y="-0.1728in" svg:width="0.448in" svg:height="0.2091in" draw:z-index="15"><draw:object xlink:href="./Object 14" xlink:type="simple" xlink:show="embed" xlink:actuate="onLoad"/><draw:image xlink:href="./ObjectReplacements/Object 14" xlink:type="simple" xlink:show="embed" xlink:actuate="onLoad"/><svg:desc>formula</svg:desc></draw:frame></text:span><text:span text:style-name="T39"><text:s/>such that </text:span><text:span text:style-name="T39"><draw:frame draw:style-name="fr3" draw:name="Object13" text:anchor-type="as-char" svg:y="-0.1744in" svg:width="0.6244in" svg:height="0.211in" draw:z-index="14"><draw:object xlink:href="./Object 13" xlink:type="simple" xlink:show="embed" xlink:actuate="onLoad"/><draw:image xlink:href="./ObjectReplacements/Object 13" xlink:type="simple" xlink:show="embed" xlink:actuate="onLoad"/><svg:desc>formula</svg:desc></draw:frame></text:span><text:span text:style-name="T39">. Therefore </text:span><text:span text:style-name="T39"><draw:frame draw:style-name="fr3" draw:name="Object15" text:anchor-type="as-char" svg:y="-0.1728in" svg:width="0.4075in" svg:height="0.2091in" draw:z-index="16"><draw:object xlink:href="./Object 15" xlink:type="simple" xlink:show="embed" xlink:actuate="onLoad"/><draw:image xlink:href="./ObjectReplacements/Object 15" xlink:type="simple" xlink:show="embed" xlink:actuate="onLoad"/><svg:desc>formula</svg:desc></draw:frame></text:span><text:span text:style-name="T39">, </text:span><text:span text:style-name="T39"><draw:frame draw:style-name="fr3" draw:name="Object16" text:anchor-type="as-char" svg:y="-0.1492in" svg:width="0.5598in" svg:height="0.1854in" draw:z-index="17"><draw:object xlink:href="./Object 16" xlink:type="simple" xlink:show="embed" xlink:actuate="onLoad"/><draw:image xlink:href="./ObjectReplacements/Object 16" xlink:type="simple" xlink:show="embed" xlink:actuate="onLoad"/><svg:desc>formula</svg:desc></draw:frame></text:span><text:span text:style-name="T39">. Therefore since c is a positive constant, there exists n = c+1. Therefore we conclude that </text:span><text:span text:style-name="T39"><draw:frame draw:style-name="fr3" draw:name="Object17" text:anchor-type="as-char" svg:y="-0.1744in" svg:width="0.7898in" svg:height="0.2228in" draw:z-index="18"><draw:object xlink:href="./Object 17" xlink:type="simple" xlink:show="embed" xlink:actuate="onLoad"/><draw:image xlink:href="./ObjectReplacements/Object 17" xlink:type="simple" xlink:show="embed" xlink:actuate="onLoad"/><svg:desc>formula</svg:desc></draw:frame></text:span><text:span text:style-name="T39">.</text:span></text:p>
        </text:list-item>
        <text:list-item>
          <text:p text:style-name="P18">(10 points) Prove <text:span text:style-name="T19">n </text:span>= <draw:frame draw:style-name="fr1" draw:name="Object9" text:anchor-type="as-char" svg:width="0.2173in" svg:height="0.1839in" draw:z-index="6"><draw:object xlink:href="./Object 9" xlink:type="simple" xlink:show="embed" xlink:actuate="onLoad"/><draw:image xlink:href="./ObjectReplacements/Object 9" xlink:type="simple" xlink:show="embed" xlink:actuate="onLoad"/></draw:frame>(lg<text:span text:style-name="T16">n</text:span><text:span text:style-name="T26">2</text:span>) using limit. <draw:frame draw:style-name="fr3" draw:name="Object18" text:anchor-type="as-char" svg:y="-0.4783in" svg:width="1.9925in" svg:height="0.628in" draw:z-index="19"><draw:object xlink:href="./Object 18" xlink:type="simple" xlink:show="embed" xlink:actuate="onLoad"/><draw:image xlink:href="./ObjectReplacements/Object 18" xlink:type="simple" xlink:show="embed" xlink:actuate="onLoad"/><svg:desc>formula</svg:desc></draw:frame></text:p>
        </text:list-item>
        <text:list-item>
          <text:p text:style-name="P19">(10 points) Prove <text:span text:style-name="T19">n</text:span><text:span text:style-name="T29">a</text:span><text:span text:style-name="T19"> </text:span>= <draw:frame draw:style-name="fr1" draw:name="Object10" text:anchor-type="as-char" svg:width="0.2173in" svg:height="0.1839in" draw:z-index="7"><draw:object xlink:href="./Object 10" xlink:type="simple" xlink:show="embed" xlink:actuate="onLoad"/><draw:image xlink:href="./ObjectReplacements/Object 10" xlink:type="simple" xlink:show="embed" xlink:actuate="onLoad"/></draw:frame>(lg<text:span text:style-name="T26">k</text:span><text:span text:style-name="T16">n</text:span>), where k&gt;0, a&gt;0, using limit.</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宋体" svg:font-family="宋体, SimSu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text-indent="0.5in" style:auto-text-indent="fals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Standard" style:list-style-name="WW8StyleNum" style:class="list">
      <style:paragraph-properties fo:margin-left="0.25in" fo:margin-right="0in" fo:margin-top="0in" fo:margin-bottom="0.1665in" loext:contextual-spacing="false" fo:orphans="0" fo:widows="0" fo:text-indent="-0.25in" style:auto-text-indent="false"/>
      <style:text-properties style:font-size-complex="12pt"/>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autospace="none" style:punctuation-wrap="simple" style:vertical-align="baselin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1665in" loext:contextual-spacing="false" fo:text-align="start" style:justify-single-word="false" fo:text-indent="0in"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loext:contextual-spacing="false" fo:text-indent="0in"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margin-left="0in" fo:margin-right="0in" fo:margin-top="0.1945in" fo:margin-bottom="0.1945in" loext:contextual-spacing="false" fo:text-indent="0in" style:auto-text-indent="false"/>
      <style:text-properties fo:font-weight="bold" style:font-weight-asian="bold" style:language-complex="he" style:country-complex="IL" style:font-weight-complex="bold"/>
    </style:style>
    <style:style style:name="code"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table" style:family="paragraph" style:parent-style-name="Standard">
      <style:text-properties fo:font-size="10pt" style:font-size-asian="10pt" style:font-size-complex="14pt"/>
    </style:style>
    <style:style style:name="Header" style:family="paragraph" style:parent-style-name="Standard" style:class="extra">
      <style:paragraph-properties fo:margin-left="0in" fo:margin-right="0in" fo:orphans="2" fo:widows="2" fo:text-indent="0in" style:auto-text-indent="false" style:punctuation-wrap="simple" style:vertical-align="baseline">
        <style:tab-stops>
          <style:tab-stop style:position="3in" style:type="center"/>
          <style:tab-stop style:position="6in" style:type="right"/>
        </style:tab-stops>
      </style:paragraph-properties>
      <style:text-properties fo:font-weight="bold" style:font-weight-asian="bold" style:font-size-complex="10pt" style:language-complex="ar" style:country-complex="SA"/>
    </style:style>
    <style:style style:name="table_20_entry" style:display-name="table entry" style:family="paragraph" style:parent-style-name="Standard">
      <style:paragraph-properties fo:margin-left="0in" fo:margin-right="0in" fo:text-align="center" style:justify-single-word="false" fo:text-indent="0in" style:auto-text-indent="false"/>
      <style:text-properties style:font-size-complex="16pt"/>
    </style:style>
    <style:style style:name="picture" style:family="paragraph" style:parent-style-name="Standard">
      <style:paragraph-properties fo:margin-left="0in" fo:margin-right="0in" fo:orphans="2" fo:widows="2" fo:text-indent="0in" style:auto-text-indent="false" style:text-autospace="ideograph-alpha"/>
      <style:text-properties fo:font-size="10pt" fo:language="none" fo:country="none" style:font-size-asian="10pt" style:language-asian="none" style:country-asian="none" style:font-size-complex="10pt" style:language-complex="ar" style:country-complex="S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5in" fo:margin-right="0in" fo:margin-top="0in" fo:margin-bottom="0.1665in" loext:contextual-spacing="false" fo:orphans="0" fo:widows="0" fo:text-indent="0in" style:auto-text-indent="false" style:text-autospace="none" style:punctuation-wrap="simple" style:vertical-align="baseline"/>
      <style:text-properties fo:font-size="12pt" style:font-size-asian="12pt" style:language-complex="ar" style:country-complex="SA"/>
    </style:style>
    <style:style style:name="Normal_20__28_Web_29_" style:display-name="Normal (Web)" style:family="paragraph" style:parent-style-name="Standard">
      <style:paragraph-properties fo:margin-left="0in" fo:margin-right="0in" fo:margin-top="0.1945in" fo:margin-bottom="0.1945in" loext:contextual-spacing="false" fo:text-indent="0in" style:auto-text-indent="false"/>
      <style:text-properties fo:font-size="12pt" style:font-size-asian="12pt" style:font-size-complex="12pt" style:language-complex="ar" style:country-complex="SA"/>
    </style:style>
    <style:style style:name="Default" style:family="paragraph">
      <style:paragraph-properties fo:orphans="0" fo:widows="0" style:text-autospace="none"/>
      <style:text-properties fo:color="#000000" style:font-name="Times New Roman" fo:font-family="'Times New Roman'" style:font-family-generic="roman" style:font-pitch="variable" fo:font-size="12pt" fo:language="en" fo:country="US"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fo:font-size="12pt" style:font-size-asian="12pt" style:font-size-complex="12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4z4" style:num-prefix="(" style:num-suffix=")" style:num-format="1">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4z5" style:num-prefix="(" style:num-suffix=")" style:num-format="a" style:num-letter-sync="true">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4z6" style:num-prefix="(" style:num-suffix=")" style:num-format="i">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4z7" style:num-prefix="(" style:num-suffix=")" style:num-format="a" style:num-letter-sync="true">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4z8" style:num-prefix="(" style:num-suffix=")" style:num-format="i">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text:start-value="2">
        <style:list-level-properties text:list-level-position-and-space-mode="label-alignment">
          <style:list-level-label-alignment text:label-followed-by="listtab" fo:text-indent="-0.5in" fo:margin-left="0.5in"/>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WW8Num7z0" style:num-suffix=")" style:num-format="i">
        <style:list-level-properties text:list-level-position-and-space-mode="label-alignment">
          <style:list-level-label-alignment text:label-followed-by="listtab" fo:text-indent="-0.5in" fo:margin-left="1.5in"/>
        </style:list-level-properties>
      </text:list-level-style-number>
      <text:list-level-style-number text:level="4" text:style-name="WW8Num7z0"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text:style-name="WW8Num7z0"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text:style-name="WW8Num7z0"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text:style-name="WW8Num7z0"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text:style-name="WW8Num7z0"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WW8Num7z0"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text:start-value="3">
        <style:list-level-properties text:list-level-position-and-space-mode="label-alignment">
          <style:list-level-label-alignment text:label-followed-by="listtab" fo:text-indent="-0.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text:style-name="WW8Num14z0" style:num-suffix=")" style:num-format="i">
        <style:list-level-properties text:list-level-position-and-space-mode="label-alignment">
          <style:list-level-label-alignment text:label-followed-by="listtab" fo:text-indent="-0.5in" fo:margin-left="1.5in"/>
        </style:list-level-properties>
      </text:list-level-style-number>
      <text:list-level-style-number text:level="4" text:style-name="WW8Num14z0"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text:style-name="WW8Num14z0"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text:style-name="WW8Num14z0"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text:style-name="WW8Num14z0"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text:style-name="WW8Num14z0"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text:style-name="WW8Num14z0"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16z3" style:num-suffix=")" style:num-format="a" style:num-letter-sync="true">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16z4" style:num-prefix="(" style:num-suffix=")" style:num-format="1">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16z5" style:num-prefix="(" style:num-suffix=")" style:num-format="a" style:num-letter-sync="true">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16z6" style:num-prefix="(" style:num-suffix=")" style:num-format="i">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16z7" style:num-prefix="(" style:num-suffix=")" style:num-format="a" style:num-letter-sync="true">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16z8" style:num-prefix="(" style:num-suffix=")" style:num-format="i">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7z0" style:num-suffix="." style:num-format="i">
        <style:list-level-properties text:list-level-position-and-space-mode="label-alignment">
          <style:list-level-label-alignment text:label-followed-by="listtab" text:list-tab-stop-position="1.25in" fo:text-indent="-0.5in" fo:margin-left="1.25in"/>
        </style:list-level-properties>
      </text:list-level-style-number>
      <text:list-level-style-number text:level="3" text:style-name="WW8Num17z0" style:num-suffix=")" style:num-format="a" style:num-letter-sync="true">
        <style:list-level-properties text:list-level-position-and-space-mode="label-alignment">
          <style:list-level-label-alignment text:label-followed-by="listtab" text:list-tab-stop-position="1.4in" fo:text-indent="-0.15in" fo:margin-left="1.3in"/>
        </style:list-level-properties>
      </text:list-level-style-number>
      <text:list-level-style-number text:level="4" text:style-name="WW8Num17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7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7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7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5in" fo:text-indent="-0.5in" fo:margin-left="1in"/>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0.5in" fo:text-indent="-0.5in" fo:margin-left="1.5in"/>
        </style:list-level-properties>
      </text:list-level-style-number>
      <text:list-level-style-number text:level="4" text:style-name="WW8Num18z3" style:num-suffix=")" style:num-format="a" style:num-letter-sync="true">
        <style:list-level-properties text:list-level-position-and-space-mode="label-alignment">
          <style:list-level-label-alignment text:label-followed-by="listtab" text:list-tab-stop-position="0.5in" fo:text-indent="-0.5in" fo:margin-left="2in"/>
        </style:list-level-properties>
      </text:list-level-style-number>
      <text:list-level-style-number text:level="5" text:style-name="WW8Num18z4" style:num-prefix="(" style:num-suffix=")" style:num-format="1">
        <style:list-level-properties text:list-level-position-and-space-mode="label-alignment">
          <style:list-level-label-alignment text:label-followed-by="listtab" text:list-tab-stop-position="0.5in" fo:text-indent="-0.5in" fo:margin-left="2.5in"/>
        </style:list-level-properties>
      </text:list-level-style-number>
      <text:list-level-style-number text:level="6" text:style-name="WW8Num18z5" style:num-prefix="(" style:num-suffix=")" style:num-format="a" style:num-letter-sync="true">
        <style:list-level-properties text:list-level-position-and-space-mode="label-alignment">
          <style:list-level-label-alignment text:label-followed-by="listtab" text:list-tab-stop-position="0.5in" fo:text-indent="-0.5in" fo:margin-left="3in"/>
        </style:list-level-properties>
      </text:list-level-style-number>
      <text:list-level-style-number text:level="7" text:style-name="WW8Num18z6" style:num-prefix="(" style:num-suffix=")" style:num-format="i">
        <style:list-level-properties text:list-level-position-and-space-mode="label-alignment">
          <style:list-level-label-alignment text:label-followed-by="listtab" text:list-tab-stop-position="0.5in" fo:text-indent="-0.5in" fo:margin-left="3.5in"/>
        </style:list-level-properties>
      </text:list-level-style-number>
      <text:list-level-style-number text:level="8" text:style-name="WW8Num18z7" style:num-prefix="(" style:num-suffix=")" style:num-format="a" style:num-letter-sync="true">
        <style:list-level-properties text:list-level-position-and-space-mode="label-alignment">
          <style:list-level-label-alignment text:label-followed-by="listtab" text:list-tab-stop-position="0.5in" fo:text-indent="-0.5in" fo:margin-left="4in"/>
        </style:list-level-properties>
      </text:list-level-style-number>
      <text:list-level-style-number text:level="9" text:style-name="WW8Num18z8" style:num-prefix="(" style:num-suffix=")" style:num-format="i">
        <style:list-level-properties text:list-level-position-and-space-mode="label-alignment">
          <style:list-level-label-alignment text:label-followed-by="listtab" text:list-tab-stop-position="0.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and Analysis of Algorithms</dc:title>
    <meta:initial-creator>Michal Cutler</meta:initial-creator>
    <meta:creation-date>2019-02-06T16:27:00</meta:creation-date>
    <dc:date>2019-02-09T15:57:28.819143146</dc:date>
    <meta:print-date>2012-02-13T16:08:00</meta:print-date>
    <meta:editing-cycles>5</meta:editing-cycles>
    <meta:editing-duration>PT3H6M20S</meta:editing-duration>
    <meta:generator>LibreOffice/6.0.7.3$Linux_X86_64 LibreOffice_project/00m0$Build-3</meta:generator>
    <meta:document-statistic meta:table-count="1" meta:image-count="0" meta:object-count="18" meta:page-count="2" meta:paragraph-count="51" meta:word-count="536" meta:character-count="2737" meta:non-whitespace-character-count="2252"/>
  </office:meta>
</office:document-meta>
</file>

<file path=Object 1/content.xml><?xml version="1.0" encoding="utf-8"?>
<math xmlns="http://www.w3.org/1998/Math/MathML" display="block">
  <semantics>
    <mrow>
      <mstyle mathsize="12pt">
        <msqrt>
          <mi>n</mi>
        </msqrt>
      </mstyle>
      <mrow/>
    </mrow>
    <annotation encoding="StarMath 5.0"> size 12{ sqrt {n} } {}</annotation>
  </semantics>
</math>
</file>

<file path=Object 10/content.xml><?xml version="1.0" encoding="utf-8"?>
<math xmlns="http://www.w3.org/1998/Math/MathML" display="block">
  <semantics>
    <mrow>
      <mstyle mathsize="12pt">
        <mi>ω</mi>
      </mstyle>
      <mrow/>
    </mrow>
    <annotation encoding="StarMath 5.0"> size 12{ω} {}</annotation>
  </semantics>
</math>
</file>

<file path=Object 11/content.xml><?xml version="1.0" encoding="utf-8"?>
<math xmlns="http://www.w3.org/1998/Math/MathML" display="block">
  <semantics>
    <mrow>
      <mstyle mathsize="12pt">
        <msup>
          <mn>2</mn>
          <mstyle mathsize="8pt">
            <mrow>
              <mtext>lg</mtext>
              <mi>n</mi>
            </mrow>
          </mstyle>
        </msup>
      </mstyle>
      <mrow/>
    </mrow>
    <annotation encoding="StarMath 5.0"> size 12{2 rSup { size 8{"lg"n} } } {}</annotation>
  </semantics>
</math>
</file>

<file path=Object 12/content.xml><?xml version="1.0" encoding="utf-8"?>
<math xmlns="http://www.w3.org/1998/Math/MathML" display="block">
  <semantics>
    <mrow>
      <mstyle mathsize="12pt">
        <mrow>
          <mrow>
            <msup>
              <mi>n</mi>
              <mstyle mathsize="8pt">
                <mn>3</mn>
              </mstyle>
            </msup>
            <mo stretchy="false">∈</mo>
            <mi>O</mi>
          </mrow>
          <mo stretchy="false">(</mo>
          <msup>
            <mi>n</mi>
            <mstyle mathsize="8pt">
              <mn>2</mn>
            </mstyle>
          </msup>
          <mo stretchy="false">)</mo>
        </mrow>
      </mstyle>
      <mrow/>
    </mrow>
    <annotation encoding="StarMath 5.0"> size 12{n rSup { size 8{3} }  in O \( n rSup { size 8{2} }  \) } {}</annotation>
  </semantics>
</math>
</file>

<file path=Object 13/content.xml><?xml version="1.0" encoding="utf-8"?>
<math xmlns="http://www.w3.org/1998/Math/MathML" display="block">
  <semantics>
    <mrow>
      <mstyle mathsize="12pt">
        <mrow>
          <mrow>
            <msup>
              <mi>n</mi>
              <mstyle mathsize="8pt">
                <mn>3</mn>
              </mstyle>
            </msup>
            <mo stretchy="false">≤</mo>
            <mi>c</mi>
          </mrow>
          <msup>
            <mi>n</mi>
            <mstyle mathsize="8pt">
              <mn>2</mn>
            </mstyle>
          </msup>
        </mrow>
      </mstyle>
      <mrow/>
    </mrow>
    <annotation encoding="StarMath 5.0"> size 12{n rSup { size 8{3} } &lt;= c n rSup { size 8{2} }  } {}</annotation>
  </semantics>
</math>
</file>

<file path=Object 14/content.xml><?xml version="1.0" encoding="utf-8"?>
<math xmlns="http://www.w3.org/1998/Math/MathML" display="block">
  <semantics>
    <mrow>
      <mstyle mathsize="12pt">
        <mrow>
          <msup>
            <mi>n</mi>
            <mrow/>
          </msup>
          <mo stretchy="false">≥</mo>
          <msup>
            <mi>m</mi>
            <mrow/>
          </msup>
        </mrow>
      </mstyle>
      <mrow/>
    </mrow>
    <annotation encoding="StarMath 5.0"> size 12{n rSup {} &gt;=  m rSup {  }  } {}</annotation>
  </semantics>
</math>
</file>

<file path=Object 15/content.xml><?xml version="1.0" encoding="utf-8"?>
<math xmlns="http://www.w3.org/1998/Math/MathML" display="block">
  <semantics>
    <mrow>
      <mstyle mathsize="12pt">
        <mrow>
          <msup>
            <mi>n</mi>
            <mrow/>
          </msup>
          <mo stretchy="false">≤</mo>
          <mi>c</mi>
        </mrow>
      </mstyle>
      <mrow/>
    </mrow>
    <annotation encoding="StarMath 5.0"> size 12{n rSup {} &lt;= c  } {}</annotation>
  </semantics>
</math>
</file>

<file path=Object 16/content.xml><?xml version="1.0" encoding="utf-8"?>
<math xmlns="http://www.w3.org/1998/Math/MathML" display="block">
  <semantics>
    <mrow>
      <mstyle mathsize="12pt">
        <mrow>
          <mi>c</mi>
          <mo stretchy="false">+</mo>
          <mn>1</mn>
        </mrow>
      </mstyle>
      <mo stretchy="false">&gt;</mo>
      <mi>c</mi>
    </mrow>
    <annotation encoding="StarMath 5.0"> size 12{c + 1 } &gt; c </annotation>
  </semantics>
</math>
</file>

<file path=Object 17/content.xml><?xml version="1.0" encoding="utf-8"?>
<math xmlns="http://www.w3.org/1998/Math/MathML" display="block">
  <semantics>
    <mrow>
      <mstyle mathsize="12pt">
        <mrow>
          <mrow>
            <msup>
              <mi>n</mi>
              <mstyle mathsize="8pt">
                <mn>3</mn>
              </mstyle>
            </msup>
            <mo stretchy="false">∉</mo>
            <mi>O</mi>
          </mrow>
          <mo stretchy="false">(</mo>
          <msup>
            <mi>n</mi>
            <mstyle mathsize="8pt">
              <mn>2</mn>
            </mstyle>
          </msup>
          <mo stretchy="false">)</mo>
        </mrow>
      </mstyle>
      <mrow/>
    </mrow>
    <annotation encoding="StarMath 5.0"> size 12{n rSup { size 8{3} }  notin O \( n rSup { size 8{2} }  \) } {}</annotation>
  </semantics>
</math>
</file>

<file path=Object 18/content.xml><?xml version="1.0" encoding="utf-8"?>
<math xmlns="http://www.w3.org/1998/Math/MathML" display="block">
  <semantics>
    <mstyle mathsize="12pt">
      <mrow>
        <mfrac>
          <mrow>
            <msub>
              <mi>lim</mi>
              <mrow>
                <mi>n</mi>
                <mo stretchy="false">→</mo>
                <mi mathvariant="normal">∞</mi>
              </mrow>
            </msub>
            <msup>
              <mi mathvariant="italic">lgn</mi>
              <mn>2</mn>
            </msup>
          </mrow>
          <mi>n</mi>
        </mfrac>
        <mo stretchy="false">=</mo>
        <mfrac>
          <mfrac>
            <mrow>
              <mrow>
                <msub>
                  <mi>lim</mi>
                  <mrow>
                    <mi>n</mi>
                    <mo stretchy="false">→</mo>
                    <mi mathvariant="normal">∞</mi>
                  </mrow>
                </msub>
                <mn>2</mn>
              </mrow>
              <mo stretchy="false">×</mo>
              <mi mathvariant="italic">lgn</mi>
            </mrow>
            <mi>n</mi>
          </mfrac>
          <mn>1</mn>
        </mfrac>
      </mrow>
    </mstyle>
    <annotation encoding="StarMath 5.0">size 12{lim_ {n-&gt; infinity} {lgn^2} over {n} = lim_{n-&gt; infinity} 2 times lgn over {n} over 1} </annotation>
  </semantics>
</math>
</file>

<file path=Object 2/content.xml><?xml version="1.0" encoding="utf-8"?>
<math xmlns="http://www.w3.org/1998/Math/MathML" display="block">
  <semantics>
    <mrow>
      <mstyle mathsize="12pt">
        <mrow>
          <mrow>
            <munderover>
              <mo stretchy="false">∑</mo>
              <mstyle mathsize="8pt">
                <mrow>
                  <mi>i</mi>
                  <mo stretchy="false">=</mo>
                  <mn>1</mn>
                </mrow>
              </mstyle>
              <mstyle mathsize="8pt">
                <mi>n</mi>
              </mstyle>
            </munderover>
            <mi>i</mi>
          </mrow>
          <mo stretchy="false">=</mo>
          <mrow/>
        </mrow>
      </mstyle>
      <mrow/>
    </mrow>
    <annotation encoding="StarMath 5.0"> size 12{ Sum cSub { size 8{i=1} }  cSup { size 8{n} }  {i} ={}} {}</annotation>
  </semantics>
</math>
</file>

<file path=Object 3/content.xml><?xml version="1.0" encoding="utf-8"?>
<math xmlns="http://www.w3.org/1998/Math/MathML" display="block">
  <semantics>
    <mrow>
      <mstyle mathsize="12pt">
        <mrow>
          <munderover>
            <mo stretchy="false">∑</mo>
            <mstyle mathsize="8pt">
              <mrow>
                <mi>i</mi>
                <mo stretchy="false">=</mo>
                <mn>0</mn>
              </mrow>
            </mstyle>
            <mstyle mathsize="8pt">
              <mrow>
                <mi>n</mi>
                <mo stretchy="false">−</mo>
                <mn>1</mn>
              </mrow>
            </mstyle>
          </munderover>
          <msup>
            <mn>4</mn>
            <mstyle mathsize="8pt">
              <mi>i</mi>
            </mstyle>
          </msup>
        </mrow>
      </mstyle>
      <mrow/>
    </mrow>
    <annotation encoding="StarMath 5.0"> size 12{ Sum cSub { size 8{i=0} }  cSup { size 8{n - 1} }  {4 rSup { size 8{i} } } } {}</annotation>
  </semantics>
</math>
</file>

<file path=Object 4/content.xml><?xml version="1.0" encoding="utf-8"?>
<math xmlns="http://www.w3.org/1998/Math/MathML" display="block">
  <semantics>
    <mrow>
      <mstyle mathsize="12pt">
        <msup>
          <mn>2</mn>
          <mstyle mathsize="8pt">
            <mrow>
              <mtext>lg</mtext>
              <mi>n</mi>
            </mrow>
          </mstyle>
        </msup>
      </mstyle>
      <mrow/>
    </mrow>
    <annotation encoding="StarMath 5.0"> size 12{2 rSup { size 8{"lg"n} } } {}</annotation>
  </semantics>
</math>
</file>

<file path=Object 5/content.xml><?xml version="1.0" encoding="utf-8"?>
<math xmlns="http://www.w3.org/1998/Math/MathML" display="block">
  <semantics>
    <mrow>
      <mstyle mathsize="12pt">
        <mrow>
          <mi>f</mi>
          <mo stretchy="false">(</mo>
          <mi>n</mi>
          <mo stretchy="false">)</mo>
          <mi mathvariant="italic">ÎO</mi>
          <mo stretchy="false">(</mo>
          <mi>g</mi>
          <mo stretchy="false">(</mo>
          <mi>n</mi>
          <mo stretchy="false">)</mo>
          <mo stretchy="false">)</mo>
          <msup>
            <mtext> implies 2</mtext>
            <mstyle mathsize="8pt">
              <mrow>
                <mi>f</mi>
                <mo stretchy="false">(</mo>
                <mi>n</mi>
                <mo stretchy="false">)</mo>
              </mrow>
            </mstyle>
          </msup>
          <mi mathvariant="italic">ÎO</mi>
          <mo stretchy="false">(</mo>
          <msup>
            <mn>2</mn>
            <mstyle mathsize="8pt">
              <mrow>
                <mi>g</mi>
                <mo stretchy="false">(</mo>
                <mi>n</mi>
                <mo stretchy="false">)</mo>
              </mrow>
            </mstyle>
          </msup>
          <mo stretchy="false">)</mo>
        </mrow>
      </mstyle>
      <mrow/>
    </mrow>
    <annotation encoding="StarMath 5.0"> size 12{f \( n \) ÎO \( g \( n \)  \) " implies 2" rSup { size 8{f \( n \) } } ÎO \( 2 rSup { size 8{g \( n \) } }  \) } {}</annotation>
  </semantics>
</math>
</file>

<file path=Object 6/content.xml><?xml version="1.0" encoding="utf-8"?>
<math xmlns="http://www.w3.org/1998/Math/MathML" display="block">
  <semantics>
    <mrow>
      <mstyle mathsize="12pt">
        <mrow>
          <mi>f</mi>
          <mo stretchy="false">(</mo>
          <mi>n</mi>
          <mo stretchy="false">)</mo>
          <mi mathvariant="italic">ÎO</mi>
          <mo stretchy="false">(</mo>
          <mi>g</mi>
          <mo stretchy="false">(</mo>
          <mi>n</mi>
          <mo stretchy="false">)</mo>
          <mo stretchy="false">)</mo>
          <mtext> implies </mtext>
          <mi>g</mi>
          <mo stretchy="false">(</mo>
          <mi>n</mi>
          <mo stretchy="false">)</mo>
          <mi>Î</mi>
          <mi mathvariant="normal">Ω</mi>
          <mo stretchy="false">(</mo>
          <mi>f</mi>
          <mo stretchy="false">(</mo>
          <mi>n</mi>
          <mo stretchy="false">)</mo>
          <mo stretchy="false">)</mo>
        </mrow>
      </mstyle>
      <mrow/>
    </mrow>
    <annotation encoding="StarMath 5.0"> size 12{f \( n \) ÎO \( g \( n \)  \) " implies "g \( n \) Î %OMEGA  \( f \( n \)  \) } {}</annotation>
  </semantics>
</math>
</file>

<file path=Object 7/content.xml><?xml version="1.0" encoding="utf-8"?>
<math xmlns="http://www.w3.org/1998/Math/MathML" display="block">
  <semantics>
    <mrow>
      <mstyle mathsize="12pt">
        <mrow>
          <mrow>
            <msup>
              <mi>n</mi>
              <mstyle mathsize="8pt">
                <mn>2</mn>
              </mstyle>
            </msup>
            <mo stretchy="false">−</mo>
            <mn>3</mn>
          </mrow>
          <mrow>
            <mrow>
              <mi>n</mi>
              <mo stretchy="false">−</mo>
              <mtext>20</mtext>
            </mrow>
            <mo stretchy="false">∈</mo>
            <mi>Θ</mi>
          </mrow>
          <mo stretchy="false">(</mo>
          <msup>
            <mi>n</mi>
            <mstyle mathsize="8pt">
              <mn>2</mn>
            </mstyle>
          </msup>
          <mo stretchy="false">)</mo>
        </mrow>
      </mstyle>
      <mrow/>
    </mrow>
    <annotation encoding="StarMath 5.0"> size 12{n rSup { size 8{2} }  - 3n - "20" in Θ \( n rSup { size 8{2} }  \) } {}</annotation>
  </semantics>
</math>
</file>

<file path=Object 8/content.xml><?xml version="1.0" encoding="utf-8"?>
<math xmlns="http://www.w3.org/1998/Math/MathML" display="block">
  <semantics>
    <mrow>
      <mstyle mathsize="12pt">
        <mrow>
          <mrow>
            <msup>
              <mi>n</mi>
              <mstyle mathsize="8pt">
                <mn>3</mn>
              </mstyle>
            </msup>
            <mo stretchy="false">∈</mo>
            <mi>O</mi>
          </mrow>
          <mo stretchy="false">(</mo>
          <msup>
            <mi>n</mi>
            <mstyle mathsize="8pt">
              <mn>2</mn>
            </mstyle>
          </msup>
          <mo stretchy="false">)</mo>
        </mrow>
      </mstyle>
      <mrow/>
    </mrow>
    <annotation encoding="StarMath 5.0"> size 12{n rSup { size 8{3} }  in O \( n rSup { size 8{2} }  \) } {}</annotation>
  </semantics>
</math>
</file>

<file path=Object 9/content.xml><?xml version="1.0" encoding="utf-8"?>
<math xmlns="http://www.w3.org/1998/Math/MathML" display="block">
  <semantics>
    <mrow>
      <mstyle mathsize="12pt">
        <mi>ω</mi>
      </mstyle>
      <mrow/>
    </mrow>
    <annotation encoding="StarMath 5.0"> size 12{ω} {}</annotation>
  </semantics>
</math>
</file>